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IntegrationTests.runTestsInAotMode( long expectedNumTests , List &lt; Class &lt; ? &gt; &gt; test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otIntegrationTests.runTestsInAotMode( List &lt; Class &lt; ? &gt; &gt; tes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tIntegrationTests.endToEndTe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otIntegrationTests.endToEndTestsForEntireSpringTestModu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otIntegrationTests.createTestClass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